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d74" officeooo:paragraph-rsid="000f5d74"/>
    </style:style>
    <style:style style:name="P2" style:family="paragraph" style:parent-style-name="Standard">
      <style:text-properties officeooo:rsid="00107468" officeooo:paragraph-rsid="00107468"/>
    </style:style>
    <style:style style:name="P3" style:family="paragraph" style:parent-style-name="Standard">
      <style:text-properties officeooo:rsid="00107468" officeooo:paragraph-rsid="00107468"/>
    </style:style>
    <style:style style:name="P4" style:family="paragraph" style:parent-style-name="Standard">
      <style:text-properties officeooo:rsid="0012a95d" officeooo:paragraph-rsid="0012a95d"/>
    </style:style>
    <style:style style:name="P5" style:family="paragraph" style:parent-style-name="Standard">
      <style:text-properties officeooo:rsid="0014079a" officeooo:paragraph-rsid="0014079a"/>
    </style:style>
    <style:style style:name="T1" style:family="text">
      <style:text-properties officeooo:rsid="00107468"/>
    </style:style>
    <style:style style:name="T2" style:family="text">
      <style:text-properties officeooo:rsid="0010f531"/>
    </style:style>
    <style:style style:name="T3" style:family="text">
      <style:text-properties officeooo:rsid="0012a95d"/>
    </style:style>
    <style:style style:name="T4" style:family="text">
      <style:text-properties officeooo:rsid="0014079a"/>
    </style:style>
    <style:style style:name="T5" style:family="text">
      <style:text-properties officeooo:rsid="00140c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 reccursivité 1 :</text:p>
      <text:p text:style-name="P1">1 :</text:p>
      <text:p text:style-name="P1">def possible_avec_penalites_seules(elt) :</text:p>
      <text:p text:style-name="P1"><text:tab/>return elt % 3 == 0</text:p>
      <text:p text:style-name="P1">2 :</text:p>
      <text:p text:style-name="P1">0 point : [0] : 1</text:p>
      <text:p text:style-name="P1">1 point : [] : 0</text:p>
      <text:p text:style-name="P1">2 point : [] : 0</text:p>
      <text:p text:style-name="P1">3 point : [0, 3] : 1</text:p>
      <text:p text:style-name="P1">4 point : [] : 0</text:p>
      <text:p text:style-name="P1">5 point : [0, 5] : 1</text:p>
      <text:p text:style-name="P1">6 point : [0, 3, 6] : 1</text:p>
      <text:p text:style-name="P1">7 point : [0, 7] : 1</text:p>
      <text:p text:style-name="P1">8 point : [0, 3, 8], [0, 5, 8]: <text:span text:style-name="T1">2</text:span></text:p>
      <text:p text:style-name="P1">9 point : [0,3, 6, 9] : 1</text:p>
      <text:p text:style-name="P1">10 points : [0, 7, 10], [0, 5, 10], [0, 3, 10] : 3</text:p>
      <text:p text:style-name="P1"/>
      <text:p text:style-name="P1">3 :</text:p>
      <text:p text:style-name="P1"/>
      <text:p text:style-name="P1">f(10) = f(7) + f(5) + f(3)</text:p>
      <text:p text:style-name="P2">= 1 + 1 + 1</text:p>
      <text:p text:style-name="P2">= 3</text:p>
      <text:p text:style-name="P1"/>
      <text:p text:style-name="P2">4 :</text:p>
      <text:p text:style-name="P2">0 : 1</text:p>
      <text:p text:style-name="P2">1 : 0</text:p>
      <text:p text:style-name="P2">2 : 0</text:p>
      <text:p text:style-name="P2">3 : 1</text:p>
      <text:p text:style-name="P2">4 : 0</text:p>
      <text:p text:style-name="P2">5 : 1</text:p>
      <text:p text:style-name="P2">6 : 1</text:p>
      <text:p text:style-name="P2"/>
      <text:p text:style-name="P2">5 :</text:p>
      <text:p text:style-name="P2">def nb_solutions(score) :</text:p>
      <text:p text:style-name="P2"><text:tab/><text:span text:style-name="T2">if score == 1 or score == 2 or score == 4 :</text:span></text:p>
      <text:p text:style-name="P2"><text:tab/><text:tab/><text:span text:style-name="T2">return 0</text:span></text:p>
      <text:p text:style-name="P2"><text:tab/><text:span text:style-name="T3">elif score == 0 or score == 3 or score == 5 or score == 6 :</text:span></text:p>
      <text:p text:style-name="P2"><text:tab/><text:tab/><text:span text:style-name="T3">return 1</text:span></text:p>
      <text:p text:style-name="P2"><text:tab/><text:span text:style-name="T3">return nb_solutions(score-3) + nb_solutions(score - 5) + nb_solutions(score – 7)</text:span></text:p>
      <text:p text:style-name="P2"/>
      <text:p text:style-name="P4">6 :</text:p>
      <text:p text:style-name="P4"/>
      <text:p text:style-name="P4">7 : <text:span text:style-name="T4">les lignes [0, 3, 6, 11], [0, 5, 8, 11] et [0, 3, 8, 11] construisent rapidement les solutions pour 11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8 :</text:p>
      <text:p text:style-name="P5">def solutions_possibles(score):</text:p>
      <text:p text:style-name="P5"><text:tab/>if score &lt; 0:</text:p>
      <text:p text:style-name="P5"><text:tab/><text:tab/>resultat = []</text:p>
      <text:p text:style-name="P5"><text:tab/>elif score == 0:</text:p>
      <text:p text:style-name="P5"><text:tab/><text:tab/>resultat = [0]</text:p>
      <text:p text:style-name="P5"><text:tab/>else:</text:p>
      <text:p text:style-name="P5"><text:tab/><text:tab/>resultat = []</text:p>
      <text:p text:style-name="P5"><text:tab/><text:tab/>for coup in [3, 5, 7]:</text:p>
      <text:p text:style-name="P5"><text:tab/><text:tab/><text:tab/>liste = solutions_possibles(score - coup)</text:p>
      <text:p text:style-name="P5"><text:tab/><text:tab/><text:tab/>for solution in liste:</text:p>
      <text:p text:style-name="P5"><text:tab/><text:tab/><text:tab/><text:tab/>solution.append(<text:span text:style-name="T5">score</text:span>)</text:p>
      <text:p text:style-name="P5"><text:tab/><text:tab/><text:tab/>resultat.append(liste)</text:p>
      <text:p text:style-name="P5"><text:tab/>return resultat</text:p>
      <text:p text:style-name="P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0:23:04.014662033</meta:creation-date>
    <dc:date>2025-11-27T11:59:12.041742392</dc:date>
    <meta:editing-duration>PT14M2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256" meta:character-count="1044" meta:non-whitespace-character-count="805"/>
  </office:meta>
</office:document-meta>
</file>